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677e" officeooo:paragraph-rsid="0007677e" style:font-weight-asian="bold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677e" officeooo:paragraph-rsid="0009917a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size="12pt" fo:font-style="italic" fo:font-weight="bold" officeooo:rsid="0007677e" officeooo:paragraph-rsid="0007677e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size="12pt" fo:font-weight="bold" officeooo:rsid="0007677e" officeooo:paragraph-rsid="0007677e" style:font-size-asian="12pt" style:font-weight-asian="bold" style:font-size-complex="12pt" style:font-weight-complex="bold"/>
    </style:style>
    <style:style style:name="P7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7677e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7677e" style:text-blinking="false" fo:background-color="transparent" style:font-size-asian="12pt" style:font-size-complex="12pt"/>
    </style:style>
    <style:style style:name="P9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677e" officeooo:paragraph-rsid="0007677e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677e" officeooo:paragraph-rsid="0007677e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paragraph-rsid="0007677e" style:text-blinking="false" fo:background-color="transparent" style:font-size-asian="12pt" style:font-style-asian="italic" style:font-size-complex="12pt" style:font-style-complex="italic"/>
    </style:style>
    <style:style style:name="P12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size="12pt" officeooo:paragraph-rsid="0007677e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677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7677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 loext:char-shading-value="0"/>
    </style:style>
    <style:style style:name="T11" style:family="text">
      <style:text-properties officeooo:rsid="0007677e"/>
    </style:style>
    <style:style style:name="T12" style:family="text">
      <style:text-properties officeooo:rsid="0007677e" style:font-weight-asian="normal" style:font-weight-complex="normal"/>
    </style:style>
    <style:style style:name="T13" style:family="text">
      <style:text-properties officeooo:rsid="000c37e7"/>
    </style:style>
    <style:style style:name="T14" style:family="text">
      <style:text-properties officeooo:rsid="001015f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SC-V Rocket Chip Tutorials:<text:bookmark text:name="docs-internal-guid-d6d78bd9-c187-487e-1e9d-1bc38b5cc421"/> </text:p>
      <text:p text:style-name="P2">Adding a <text:span text:style-name="T14">P</text:span>eripheral</text:p>
      <text:p text:style-name="P3"><text:span text:style-name="T6"/></text:p>
      <text:p text:style-name="P3"><text:span text:style-name="T7">This is a tutorial to modify a rocket core running on a Xilinx Zedboard. This explains how to add peripherals, with the particular example being </text:span><text:span text:style-name="T6">GPIO, to the AXI bus. </text:span><text:span text:style-name="T7">This change</text:span><text:span text:style-name="T6"> allow</text:span><text:span text:style-name="T7">s</text:span><text:span text:style-name="T6"> control of the LEDs from the Rocket </text:span><text:span text:style-name="T7">C</text:span><text:span text:style-name="T6">ore</text:span></text:p>
      <text:p text:style-name="P4"><text:span text:style-name="T9"/></text:p>
      <text:p text:style-name="P5"><text:span text:style-name="T10">Note: This Tutorial Requires Vivado</text:span></text:p>
      <text:p text:style-name="P6"><text:span text:style-name="T8"/></text:p>
      <text:p text:style-name="P6"><text:span text:style-name="T8">Adding LED GPIO as a Peripheral:</text:span></text:p>
      <text:list xml:id="list9054349219855188597" text:style-name="L2">
        <text:list-item>
          <text:p text:style-name="P7"><text:span text:style-name="T12">Open the project in Vivado</text:span></text:p>
        </text:list-item>
        <text:list-item>
          <text:p text:style-name="P7">Using <text:span text:style-name="T11">V</text:span>ivado, open the block diagram</text:p>
          <text:list>
            <text:list-item>
              <text:p text:style-name="P12"><text:span text:style-name="T7">This will be under </text:span><text:span text:style-name="T6">rocket-chip wrapper. </text:span><text:span text:style-name="T7">The file is called </text:span><text:span text:style-name="T6">system.bd (block diagram)</text:span></text:p>
            </text:list-item>
          </text:list>
        </text:list-item>
        <text:list-item>
          <text:p text:style-name="P7">Reconfigure/<text:span text:style-name="T11">Edit</text:span> <text:span text:style-name="T11">AXI</text:span> interconnect 1 to have 2 master interfaces </text:p>
          <text:list>
            <text:list-item>
              <text:p text:style-name="P7"><text:span text:style-name="T11">Change </text:span>number of master interfaces <text:span text:style-name="T11">from</text:span> 1, <text:span text:style-name="T11">to </text:span>2</text:p>
            </text:list-item>
          </text:list>
        </text:list-item>
        <text:list-item>
          <text:p text:style-name="P7">Instantiate an axi gpio </text:p>
          <text:list>
            <text:list-item>
              <text:p text:style-name="P9">Right-click→Add Ip</text:p>
            </text:list-item>
            <text:list-item>
              <text:p text:style-name="P7"><text:span text:style-name="T11">Select axi-gpio</text:span></text:p>
            </text:list-item>
          </text:list>
        </text:list-item>
        <text:list-item>
          <text:p text:style-name="P7">Run connection automation <text:span text:style-name="T11">with the following settings:</text:span></text:p>
          <text:list>
            <text:list-item>
              <text:p text:style-name="P7">Attach gpio to led</text:p>
            </text:list-item>
            <text:list-item>
              <text:p text:style-name="P7">Be sure S_AXI <text:span text:style-name="T11">is </text:span>NOT selected</text:p>
            </text:list-item>
          </text:list>
        </text:list-item>
        <text:list-item>
          <text:p text:style-name="P7">Rout GPIO S_AXI to M01_AXI on <text:span text:style-name="T11">AXI </text:span>interconnect 1</text:p>
        </text:list-item>
        <text:list-item>
          <text:p text:style-name="P7">Rout clock and reset to clock and reset <text:span text:style-name="T11">on each block</text:span></text:p>
        </text:list-item>
        <text:list-item>
          <text:p text:style-name="P7">Connect M01 aclk and aresetn <text:span text:style-name="T11">pins to the same lines they are connected to on</text:span> M00</text:p>
        </text:list-item>
        <text:list-item>
          <text:p text:style-name="P9">Open the address editor tab:</text:p>
          <text:list>
            <text:list-item>
              <text:p text:style-name="P7">Auto assign addresses</text:p>
            </text:list-item>
            <text:list-item>
              <text:p text:style-name="P11">NOTE: the offset address for gpio_0 is the base address of your pointer for accessing gpio <text:span text:style-name="T11">from within a C program</text:span></text:p>
            </text:list-item>
          </text:list>
        </text:list-item>
        <text:list-item>
          <text:p text:style-name="P7">Validate <text:span text:style-name="T11">the </text:span>design (F6)</text:p>
        </text:list-item>
      </text:list>
      <text:p text:style-name="P8"/>
      <text:p text:style-name="P10"><text:span text:style-name="T13">Your new design</text:span> can now be repackaged and sent to the FPG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20:00:45.608184381</meta:creation-date>
    <dc:date>2017-04-30T20:17:09.632402764</dc:date>
    <meta:editing-duration>PT2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25" meta:character-count="1212" meta:non-whitespace-character-count="1026"/>
  </office:meta>
</office:document-meta>
</file>